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PAExtensionsDTO.setElements( Map &lt; String , String &gt;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PAExtensionsDTO.setElement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PAExtensionsDTO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